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Liberation Sans2" fo:font-size="44pt" fo:letter-spacing="normal" fo:language="en" fo:country="US" fo:font-style="normal" style:text-underline-style="solid" style:text-underline-width="auto" style:text-underline-color="font-color" fo:font-weight="normal" fo:background-color="transparent" style:font-name-asian="Liberation Sans4" style:font-size-asian="44pt" style:font-style-asian="normal" style:font-weight-asian="normal" style:font-name-complex="Liberation Sans2" style:font-size-complex="44pt" style:font-style-complex="normal" style:font-weight-complex="normal">
        <loext:char-color-theme-reference loext:type="dk1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fo:background-color="transparent" style:font-name-asian="Liberation Sans4" style:font-size-asian="44pt" style:font-style-asian="normal" style:font-weight-asian="normal" style:font-name-complex="Liberation Sans2" style:font-size-complex="44pt" style:font-style-complex="normal" style:font-weight-complex="normal">
        <loext:char-color-theme-reference loext:type="dk1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3" draw:style-name="gr1" draw:text-style-name="P2" draw:layer="layout" svg:width="11.973cm" svg:height="7.697cm" svg:x="10.387cm" svg:y="0.862cm">
          <text:p text:style-name="P1"><text:span text:style-name="T1"><text:a xlink:href="../../pptx/documentfoundation.org" xlink:type="simple">Some multi line hyperlink/field</text:a></text:span><text:span text:style-name="T2"><text:line-break/></text:span><text:span text:style-name="T2">text that follows after a linebre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lor-theme-reference loext:type="dk1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lor-theme-reference loext:type="dk1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lor-theme-reference loext:type="dk1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lor-theme-reference loext:type="dk1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lor-theme-reference loext:type="dk1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lor-theme-reference loext:type="dk1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lor-theme-reference loext:type="dk1">
          <loext:transformation loext:type="tint" loext:value="7500"/>
        </loext:char-color-theme-reference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sarper</meta:initial-creator>
    <dc:creator>sarper</dc:creator>
    <meta:editing-cycles>1</meta:editing-cycles>
    <meta:creation-date>2023-02-23T11:54:03</meta:creation-date>
    <dc:date>2023-02-23T11:57:12</dc:date>
    <meta:editing-duration>PT3M</meta:editing-duration>
    <meta:generator>LibreOfficeDev/7.6.0.0.alpha0$Linux_X86_64 LibreOffice_project/f9bf5715c74371bcae977ca4b302b4e327d2cd01</meta:generator>
    <meta:document-statistic meta:object-count="23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